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C0000001FFF499381B9085441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434cm" svg:x="0cm" svg:y="0.266cm">
          <draw:image xlink:href="Pictures/10000201000006C0000001FFF499381B9085441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22T10:10:07.426569155</dc:date>
    <meta:editing-duration>PT2M44S</meta:editing-duration>
    <meta:editing-cycles>3</meta:editing-cycles>
    <meta:generator>LibreOffice/6.1.0.3$MacOSX_X86_64 LibreOffice_project/efb621ed25068d70781dc026f7e9c5187a4decd1</meta:generator>
    <meta:document-statistic meta:object-count="1"/>
  </office:meta>
</office:document-meta>
</file>